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7c27d" style:font-size-asian="14pt" style:font-size-complex="14pt"/>
    </style:style>
    <style:style style:name="P3" style:family="paragraph" style:parent-style-name="Standard">
      <style:text-properties fo:font-size="14pt" officeooo:rsid="0007c27d" officeooo:paragraph-rsid="0007c27d" style:font-size-asian="14pt" style:font-size-complex="14pt"/>
    </style:style>
    <style:style style:name="T1" style:family="text">
      <style:text-properties officeooo:rsid="0007c2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tab/><text:tab/>Ref.: Z520</text:p>
      <text:p text:style-name="P1">Sr. Joan Pons Florit</text:p>
      <text:p text:style-name="P1">C/ d’Enmig, 14</text:p>
      <text:p text:style-name="P2">07740 M<text:span text:style-name="T1">AO</text:span></text:p>
      <text:p text:style-name="P2"/>
      <text:p text:style-name="P2"/>
      <text:p text:style-name="P2"/>
      <text:p text:style-name="P2"/>
      <text:p text:style-name="P3">Us demanam que a segon pati tots els alumnes se quedin al pati per inaubrar el museu.</text:p>
      <text:p text:style-name="P3"/>
      <text:p text:style-name="P3"/>
      <text:p text:style-name="P3">La cap del Servei de Menors</text:p>
      <text:p text:style-name="P3"/>
      <text:p text:style-name="P3">[rúbrica]</text:p>
      <text:p text:style-name="P3"/>
      <text:p text:style-name="P3"/>
      <text:p text:style-name="P3">Maria Garcias Font</text:p>
      <text:p text:style-name="P3"/>
      <text:p text:style-name="P3">Ramis, 20 de novembra de 2023</text:p>
      <text:p text:style-name="P3"/>
      <text:p text:style-name="P3"/>
      <text:p text:style-name="P3">Documentació que cal aportar:</text:p>
      <text:p text:style-name="P3">— DN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9:30:20.614899295</meta:creation-date>
    <dc:date>2023-11-20T19:36:15.055226008</dc:date>
    <meta:editing-duration>PT5M54S</meta:editing-duration>
    <meta:editing-cycles>1</meta:editing-cycles>
    <meta:document-statistic meta:table-count="0" meta:image-count="0" meta:object-count="0" meta:page-count="1" meta:paragraph-count="11" meta:word-count="49" meta:character-count="266" meta:non-whitespace-character-count="216"/>
    <meta:generator>LibreOffice/7.3.7.2$Linux_X86_64 LibreOffice_project/30$Build-2</meta:generator>
  </office:meta>
</office:document-meta>
</file>